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-color="#77bc65" draw:textarea-horizontal-align="justify" draw:textarea-vertical-align="middle" draw:auto-grow-height="false" fo:min-height="0.796cm" fo:min-width="0.446cm" fo:padding-top="0.152cm" fo:padding-bottom="0.152cm" fo:padding-left="0.277cm" fo:padding-right="0.277cm"/>
      <style:paragraph-properties style:writing-mode="lr-tb"/>
    </style:style>
    <style:style style:name="gr2" style:family="graphic" style:parent-style-name="objectwithoutfill">
      <style:graphic-properties svg:stroke-width="0.106cm" svg:stroke-color="#ff3838" draw:marker-start-width="0.359cm" draw:marker-end="Arrow" draw:marker-end-width="0.4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3faf46" draw:marker-start-width="0.358cm" draw:marker-end="Arrow" draw:marker-end-width="0.4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ff6d6d" draw:textarea-horizontal-align="justify" draw:textarea-vertical-align="middle" draw:auto-grow-height="false" fo:min-height="0.796cm" fo:min-width="0.446cm" fo:padding-top="0.152cm" fo:padding-bottom="0.152cm" fo:padding-left="0.277cm" fo:padding-right="0.277cm"/>
      <style:paragraph-properties style:writing-mode="lr-tb"/>
    </style:style>
    <style:style style:name="gr5" style:family="graphic" style:parent-style-name="objectwithoutfill">
      <style:graphic-properties draw:stroke="solid" draw:stroke-dash="Dot" svg:stroke-width="0.106cm" svg:stroke-color="#3faf46" draw:marker-start-width="0.359cm" draw:marker-end="Arrow" draw:marker-end-width="0.4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3faf46" draw:marker-start-width="0.359cm" draw:marker-end="Arrow" draw:marker-end-width="0.4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476cm" fo:min-width="0.226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" draw:marker-end-width="0.4cm" draw:fill="solid" draw:textarea-vertical-align="middle" fo:padding-top="0.178cm" fo:padding-bottom="0.178cm" fo:padding-left="0.303cm" fo:padding-right="0.303cm"/>
    </style:style>
    <style:style style:name="co1" style:family="table-column">
      <style:table-column-properties style:column-width="0.481cm" style:use-optimal-column-width="false"/>
    </style:style>
    <style:style style:name="co2" style:family="table-column">
      <style:table-column-properties style:column-width="0.417cm" style:use-optimal-column-width="false"/>
    </style:style>
    <style:style style:name="co3" style:family="table-column">
      <style:table-column-properties style:column-width="4.794cm" style:use-optimal-column-width="false"/>
    </style:style>
    <style:style style:name="ro1" style:family="table-row">
      <style:table-row-properties style:row-height="0.612cm" style:use-optimal-row-height="false"/>
    </style:style>
    <style:style style:name="ro2" style:family="table-row">
      <style:table-row-properties style:row-height="0.505cm" style:use-optimal-row-height="false"/>
    </style:style>
    <style:style style:name="ro3" style:family="table-row">
      <style:table-row-properties style:row-height="0.508cm" style:use-optimal-row-height="false"/>
    </style:style>
    <style:style style:name="ce1" style:family="table-cell">
      <loext:graphic-properties draw:fill="none" fo:padding-top="0cm" fo:padding-bottom="0cm" fo:padding-left="0cm" fo:padding-right="0cm"/>
      <style:paragraph-properties fo:border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6d6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dddddd"/>
      <style:paragraph-properties fo:text-align="center" style:writing-mode="lr-tb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2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7" style:family="text">
      <style:text-properties style:text-position="33% 58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draw:layer="layout" svg:width="1cm" svg:height="1.1cm" svg:x="2.3cm" svg:y="0.4cm">
          <text:p text:style-name="P1">M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1cm" svg:y1="2.7cm" svg:x2="3.1cm" svg:y2="1.5cm">
          <text:p/>
        </draw:line>
        <draw:line draw:style-name="gr3" draw:text-style-name="P3" draw:layer="layout" svg:x1="2.527cm" svg:y1="1.5cm" svg:x2="2.5cm" svg:y2="2.7cm">
          <text:p/>
        </draw:line>
        <draw:line draw:style-name="gr2" draw:text-style-name="P3" draw:layer="layout" svg:x1="2.3cm" svg:y1="3.25cm" svg:x2="1.3cm" svg:y2="3.25cm">
          <text:p/>
        </draw:line>
        <draw:custom-shape draw:style-name="gr4" draw:text-style-name="P4" draw:layer="layout" svg:width="1cm" svg:height="1.1cm" svg:x="2.3cm" svg:y="2.7cm">
          <text:p text:style-name="P1"><text:span text:style-name="T2">B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3.3cm" svg:y1="0.95cm" svg:x2="4.3cm" svg:y2="0.95cm">
          <text:p/>
        </draw:line>
        <draw:custom-shape draw:style-name="gr1" draw:text-style-name="P2" draw:layer="layout" svg:width="1cm" svg:height="1.1cm" svg:x="4.3cm" svg:y="0.4cm">
          <text:p text:style-name="P1">M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cm" svg:y1="2.7cm" svg:x2="5.1cm" svg:y2="1.5cm">
          <text:p/>
        </draw:line>
        <draw:line draw:style-name="gr3" draw:text-style-name="P3" draw:layer="layout" svg:x1="4.527cm" svg:y1="1.5cm" svg:x2="4.5cm" svg:y2="2.7cm">
          <text:p/>
        </draw:line>
        <draw:line draw:style-name="gr2" draw:text-style-name="P3" draw:layer="layout" svg:x1="4.3cm" svg:y1="3.25cm" svg:x2="3.3cm" svg:y2="3.25cm">
          <text:p/>
        </draw:line>
        <draw:line draw:style-name="gr2" draw:text-style-name="P3" draw:layer="layout" svg:x1="6.327cm" svg:y1="3.25cm" svg:x2="5.327cm" svg:y2="3.25cm">
          <text:p/>
        </draw:line>
        <draw:custom-shape draw:style-name="gr4" draw:text-style-name="P4" draw:layer="layout" svg:width="1cm" svg:height="1.1cm" svg:x="4.3cm" svg:y="2.7cm">
          <text:p text:style-name="P1"><text:span text:style-name="T2">B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3cm" svg:y1="0.95cm" svg:x2="6.3cm" svg:y2="0.95cm">
          <text:p/>
        </draw:line>
        <draw:line draw:style-name="gr6" draw:text-style-name="P3" draw:layer="layout" svg:x1="7.4cm" svg:y1="0.9cm" svg:x2="8.4cm" svg:y2="0.9cm">
          <text:p/>
        </draw:line>
        <draw:frame draw:style-name="gr7" draw:text-style-name="P5" draw:layer="layout" svg:width="1.3cm" svg:height="1.5cm" svg:x="6.3cm" svg:y="0.1cm">
          <draw:text-box>
            <text:p><text:span text:style-name="T3">...</text:span></text:p>
          </draw:text-box>
        </draw:frame>
        <draw:line draw:style-name="gr2" draw:text-style-name="P3" draw:layer="layout" svg:x1="8.4cm" svg:y1="3.2cm" svg:x2="7.4cm" svg:y2="3.2cm">
          <text:p/>
        </draw:line>
        <draw:frame draw:style-name="gr7" draw:text-style-name="P5" draw:layer="layout" svg:width="1.3cm" svg:height="1.5cm" svg:x="6.3cm" svg:y="2.4cm">
          <draw:text-box>
            <text:p><text:span text:style-name="T3">...</text:span></text:p>
          </draw:text-box>
        </draw:frame>
        <draw:line draw:style-name="gr6" draw:text-style-name="P3" draw:layer="layout" svg:x1="9.4cm" svg:y1="0.9cm" svg:x2="10.4cm" svg:y2="0.9cm">
          <text:p/>
        </draw:line>
        <draw:custom-shape draw:style-name="gr1" draw:text-style-name="P2" draw:layer="layout" svg:width="1cm" svg:height="1.1cm" svg:x="8.4cm" svg:y="0.4cm">
          <text:p text:style-name="P1">M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2cm" svg:y1="2.7cm" svg:x2="9.2cm" svg:y2="1.5cm">
          <text:p/>
        </draw:line>
        <draw:line draw:style-name="gr3" draw:text-style-name="P3" draw:layer="layout" svg:x1="8.627cm" svg:y1="1.5cm" svg:x2="8.6cm" svg:y2="2.7cm">
          <text:p/>
        </draw:line>
        <draw:custom-shape draw:style-name="gr4" draw:text-style-name="P4" draw:layer="layout" svg:width="1cm" svg:height="1.1cm" svg:x="8.4cm" svg:y="2.7cm">
          <text:p text:style-name="P1"><text:span text:style-name="T2">B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1cm" svg:height="1.1cm" svg:x="0.2cm" svg:y="2.7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1cm" svg:height="1.1cm" svg:x="10.4cm" svg:y="0.4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.3cm" svg:y1="0.95cm" svg:x2="2.3cm" svg:y2="0.95cm">
          <text:p/>
        </draw:line>
        <draw:custom-shape draw:style-name="gr8" draw:text-style-name="P6" draw:layer="layout" svg:width="1.1cm" svg:height="1.1cm" svg:x="0.2cm" svg:y="0.4cm">
          <text:p text:style-name="P1">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5.691cm" svg:height="3.015cm" svg:x="12.284cm" svg:y="0.5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4">M</text:span><text:span text:style-name="T5">i</text:span></text:p>
              </table:table-cell>
              <table:table-cell>
                <text:p text:style-name="P8"><text:span text:style-name="T6">‒</text:span></text:p>
              </table:table-cell>
              <table:table-cell>
                <text:p text:style-name="P8"><text:span text:style-name="T4">i</text:span><text:span text:style-name="T7">th</text:span><text:span text:style-name="T4"> matching path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B</text:span><text:span text:style-name="T5">i</text:span></text:p>
              </table:table-cell>
              <table:table-cell>
                <text:p text:style-name="P8"><text:span text:style-name="T6">‒</text:span></text:p>
              </table:table-cell>
              <table:table-cell>
                <text:p text:style-name="P8"><text:span text:style-name="T4">i</text:span><text:span text:style-name="T7">th</text:span><text:span text:style-name="T4"> backtracking path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S</text:span></text:p>
              </table:table-cell>
              <table:table-cell>
                <text:p text:style-name="P8"><text:span text:style-name="T6">‒</text:span></text:p>
              </table:table-cell>
              <table:table-cell>
                <text:p text:style-name="P8"><text:span text:style-name="T4">start of matching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C</text:span></text:p>
              </table:table-cell>
              <table:table-cell>
                <text:p text:style-name="P8"><text:span text:style-name="T6">‒</text:span></text:p>
              </table:table-cell>
              <table:table-cell>
                <text:p text:style-name="P8"><text:span text:style-name="T4">successful match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4">F</text:span></text:p>
              </table:table-cell>
              <table:table-cell>
                <text:p text:style-name="P8"><text:span text:style-name="T6">‒</text:span></text:p>
              </table:table-cell>
              <table:table-cell>
                <text:p text:style-name="P8"><text:span text:style-name="T4">failed match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9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7T09:49:41.205000000</meta:creation-date>
    <dc:date>2020-11-07T23:29:59.328000000</dc:date>
    <meta:editing-duration>PT1H33M45S</meta:editing-duration>
    <meta:editing-cycles>31</meta:editing-cycles>
    <meta:generator>LibreOffice/6.4.4.2$Windows_x86 LibreOffice_project/3d775be2011f3886db32dfd395a6a6d1ca2630ff</meta:generator>
    <meta:document-statistic meta:object-count="27"/>
  </office:meta>
</office:document-meta>
</file>